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Preformatted_20_Text">
      <style:paragraph-properties fo:orphans="2" fo:widows="2"/>
      <style:text-properties fo:font-variant="normal" fo:text-transform="none" fo:color="#000000" fo:letter-spacing="normal" fo:font-style="normal" fo:font-weight="normal"/>
    </style:style>
    <style:style style:name="P3" style:family="paragraph" style:parent-style-name="Preformatted_20_Text">
      <style:text-properties fo:font-variant="normal" fo:text-transform="none" fo:color="#000000" fo:letter-spacing="normal" fo:font-style="normal" style:text-underline-style="none" fo:font-weight="normal" style:font-weight-asian="normal" style:font-weight-complex="normal"/>
    </style:style>
    <style:style style:name="P4" style:family="paragraph" style:parent-style-name="Preformatted_20_Text">
      <style:paragraph-properties fo:orphans="2" fo:widows="2"/>
      <style:text-properties fo:font-variant="normal" fo:text-transform="none" fo:color="#000000" fo:letter-spacing="normal"/>
    </style:style>
    <style:style style:name="P5" style:family="paragraph" style:parent-style-name="Preformatted_20_Text">
      <style:paragraph-properties fo:orphans="2" fo:widows="2"/>
    </style:style>
    <style:style style:name="P6" style:family="paragraph" style:parent-style-name="Preformatted_20_Text">
      <style:paragraph-properties fo:margin-top="0cm" fo:margin-bottom="0.499cm" fo:orphans="2" fo:widows="2"/>
      <style:text-properties fo:font-variant="normal" fo:text-transform="none" fo:color="#000000" fo:letter-spacing="normal" fo:font-style="normal" fo:font-weight="normal"/>
    </style:style>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style:text-underline-style="none" fo:font-weight="normal" style:font-weight-asian="normal" style:font-weight-complex="normal"/>
    </style:style>
    <style:style style:name="P9" style:family="paragraph" style:parent-style-name="Standard" style:list-style-name="L1">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normal" fo:font-weight="normal"/>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iversidad Simon Bolivar</text:p>
      <text:p text:style-name="Standard">Departamento de Computacion y Tecnologia de la Informacion.</text:p>
      <text:p text:style-name="Standard">CI3661: “Laboratorio de Lenguajes de Programacion 1”</text:p>
      <text:p text:style-name="Standard">Nombre de los Estudiantes: De Abreu Molina, Julio</text:p>
      <text:p text:style-name="Standard"><text:tab/><text:tab/><text:tab/> <text:s text:c="9"/>Mariño, William</text:p>
      <text:p text:style-name="Standard"/>
      <text:p text:style-name="Standard"><text:tab/><text:tab/><text:tab/><text:tab/><text:tab/><text:span text:style-name="T1">TAREA 4: SMALLTALK</text:span></text:p>
      <text:p text:style-name="P7"/>
      <text:p text:style-name="P1">Implementacion:</text:p>
      <text:p text:style-name="P1"/>
      <text:p text:style-name="P1">1)</text:p>
      <text:p text:style-name="P1"/>
      <text:p text:style-name="P1">a) </text:p>
      <text:p text:style-name="P1"/>
      <text:p text:style-name="P1">Object subclass: Circulo [</text:p>
      <text:p text:style-name="P1"><text:s text:c="4"/>| <text:s/>radio <text:s/>| </text:p>
      <text:p text:style-name="P1">]</text:p>
      <text:p text:style-name="P1"><text:s text:c="4"/></text:p>
      <text:p text:style-name="P1">b) <text:s/>c) y e)</text:p>
      <text:p text:style-name="P1"/>
      <text:p text:style-name="P1"><text:s/>Circulo extend <text:s/>[</text:p>
      <text:p text:style-name="P1"><text:s text:c="4"/>inicializar: r [</text:p>
      <text:p text:style-name="P1"><text:s text:c="7"/>&lt;category: 'initialization'&gt;</text:p>
      <text:p text:style-name="P1"><text:s text:c="7"/>radio:=r.</text:p>
      <text:p text:style-name="P1"><text:s text:c="4"/>]</text:p>
      <text:p text:style-name="P1"><text:s text:c="4"/></text:p>
      <text:p text:style-name="P1"><text:s text:c="4"/>radio [</text:p>
      <text:p text:style-name="P1"><text:s text:c="8"/>&lt;category: 'accessing'&gt;</text:p>
      <text:p text:style-name="P1"><text:s text:c="8"/>^radio</text:p>
      <text:p text:style-name="P1"><text:s text:c="4"/>]</text:p>
      <text:p text:style-name="P1"><text:s text:c="4"/></text:p>
      <text:p text:style-name="P1"><text:s text:c="4"/>area [ </text:p>
      <text:p text:style-name="P1"><text:s text:c="8"/>|area|</text:p>
      <text:p text:style-name="P1"><text:s text:c="8"/>area := (3.14)*(self radio raisedTo: 2).</text:p>
      <text:p text:style-name="P1"><text:s text:c="8"/>^area</text:p>
      <text:p text:style-name="P1"><text:s text:c="8"/>]</text:p>
      <text:p text:style-name="P1">]</text:p>
      <text:p text:style-name="P1"/>
      <text:p text:style-name="P1">d)</text:p>
      <text:p text:style-name="P1"/>
      <text:p text:style-name="P1"/>
      <text:p text:style-name="P1">Circulo class extend [</text:p>
      <text:p text:style-name="P1"><text:s text:c="5"/>new: radio [</text:p>
      <text:p text:style-name="P1"><text:s text:c="11"/>| r |</text:p>
      <text:p text:style-name="P1"><text:s text:c="11"/>r:= super new. </text:p>
      <text:p text:style-name="P1"><text:s text:c="11"/>r inicializar: radio.</text:p>
      <text:p text:style-name="P1"><text:s text:c="11"/>^r</text:p>
      <text:p text:style-name="P1"><text:s text:c="5"/>]</text:p>
      <text:p text:style-name="P1">]</text:p>
      <text:p text:style-name="P1"><text:soft-page-break/></text:p>
      <text:p text:style-name="P1">2)</text:p>
      <text:p text:style-name="P1"/>
      <text:p text:style-name="P1">a)</text:p>
      <text:p text:style-name="P1"/>
      <text:p text:style-name="P1">Circulo subclass: Cilindro [</text:p>
      <text:p text:style-name="P1"><text:s text:c="4"/>| <text:s/>altura |</text:p>
      <text:p text:style-name="P1">]</text:p>
      <text:p text:style-name="P1"/>
      <text:p text:style-name="P1">b) c) d) y f)</text:p>
      <text:p text:style-name="P1"/>
      <text:p text:style-name="P1">Cilindro extend [</text:p>
      <text:p text:style-name="P1"><text:s text:c="4"/>altura [</text:p>
      <text:p text:style-name="P1"><text:s text:c="8"/>&lt;category: 'accessing'&gt;</text:p>
      <text:p text:style-name="P1"><text:s text:c="8"/>^altura</text:p>
      <text:p text:style-name="P1"><text:s text:c="4"/>]</text:p>
      <text:p text:style-name="P1"><text:s text:c="4"/></text:p>
      <text:p text:style-name="P1"><text:s text:c="4"/>radio: r altura: h [</text:p>
      <text:p text:style-name="P1"><text:s text:c="8"/>&lt;category: 'initialization'&gt;</text:p>
      <text:p text:style-name="P1"><text:s text:c="8"/>radio:=r.</text:p>
      <text:p text:style-name="P1"><text:s text:c="8"/>altura:=h.</text:p>
      <text:p text:style-name="P1"><text:s text:c="4"/>]</text:p>
      <text:p text:style-name="P1"><text:s text:c="8"/></text:p>
      <text:p text:style-name="P1"><text:s text:c="4"/>inicializar: r [</text:p>
      <text:p text:style-name="P1"><text:s text:c="7"/>&lt;category: 'initialization'&gt;</text:p>
      <text:p text:style-name="P1"><text:s text:c="8"/></text:p>
      <text:p text:style-name="P1"><text:s text:c="7"/>self radio:r altura: 0</text:p>
      <text:p text:style-name="P1"><text:s text:c="4"/>]</text:p>
      <text:p text:style-name="P1"><text:s text:c="4"/></text:p>
      <text:p text:style-name="P1"><text:s text:c="4"/>volumen [</text:p>
      <text:p text:style-name="P1"><text:s text:c="4"/>|volumen|</text:p>
      <text:p text:style-name="P1"><text:s text:c="4"/>volumen := (3.14)*(self radio raisedTo: 2)*(self altura).</text:p>
      <text:p text:style-name="P1"><text:s text:c="4"/>^volumen</text:p>
      <text:p text:style-name="P1"><text:s text:c="4"/>]</text:p>
      <text:p text:style-name="P1"><text:s text:c="4"/></text:p>
      <text:p text:style-name="P1"><text:s text:c="4"/></text:p>
      <text:p text:style-name="P1">]</text:p>
      <text:p text:style-name="P1"/>
      <text:p text:style-name="P1">e)</text:p>
      <text:p text:style-name="P1"/>
      <text:p text:style-name="P1">Cilindro class extend [</text:p>
      <text:p text:style-name="P1"><text:s text:c="5"/>new: radio <text:s text:c="2"/>[</text:p>
      <text:p text:style-name="P1"><text:s text:c="11"/>| r |</text:p>
      <text:p text:style-name="P1"><text:s text:c="11"/>r := super new.</text:p>
      <text:p text:style-name="P1"><text:s text:c="11"/>r inicializar: radio.</text:p>
      <text:p text:style-name="P1"><text:s text:c="11"/>^r</text:p>
      <text:p text:style-name="P1"><text:s text:c="5"/>]</text:p>
      <text:p text:style-name="P1">]</text:p>
      <text:p text:style-name="P1"><text:s text:c="3"/></text:p>
      <text:p text:style-name="P1"><text:soft-page-break/>3)</text:p>
      <text:p text:style-name="P1"/>
      <text:p text:style-name="P1">Array extend [</text:p>
      <text:p text:style-name="P1"><text:s text:c="4"/>withCero: neutro foldl: b <text:s/>[</text:p>
      <text:p text:style-name="P1"><text:s text:c="4"/><text:tab/>1 to self basicSize do: [:i | b value1: x value2: y</text:p>
      <text:p text:style-name="P1"><text:s text:c="4"/><text:tab/> <text:s text:c="25"/>(i==1)</text:p>
      <text:p text:style-name="P1"><text:s text:c="4"/><text:tab/> <text:s text:c="25"/>ifTrue [ x:= neutro</text:p>
      <text:p text:style-name="P1"><text:s text:c="4"/><text:tab/> <text:s text:c="34"/>y:= self at:i]</text:p>
      <text:p text:style-name="P1"><text:s text:c="4"/><text:tab/> <text:s text:c="26"/>ifFalse [ y:= self at:i]</text:p>
      <text:p text:style-name="P1"><text:s text:c="4"/><text:tab/> <text:s text:c="26"/>]</text:p>
      <text:p text:style-name="P1"><text:s text:c="4"/>]</text:p>
      <text:p text:style-name="P1">]</text:p>
      <text:p text:style-name="P1"/>
      <text:p text:style-name="P1">INVESTIGACION:</text:p>
      <text:p text:style-name="P1"/>
      <text:p text:style-name="P3">a.1) <text:s text:c="3"/>En java si una clase B es subclase de una clase A, b hereda todos sus métodos y atributos, puede usar su constructor de ser necesario. Para acceder a los metodos de la superclase se usa el prefijo "super", además de heredar todo lo relacionado con A, desde B se puede crear nuevos métodos y definiciones, además de que se puede sobreescribir metodos heredados de A, la unica condicion es que tiene que respetar la firma de ese método creado en A.</text:p>
      <text:p text:style-name="P4"><text:s text:c="8"/><text:span text:style-name="T2">En este caso de las listas, si la lista A es de un tipo en especifico, la lista B sera de ese mismo tipo, heredando todos los métodos y atribustos creados para lista A, y como mencionamos anteriormente si se desea sobreescribir algun metodo, éste debe respetar la firma, con esto nos referimos a que si el método devuelve un objeto de tipo "d", no podemos sobreescribir el metodo para que nos devuelva un objeto de tipo distinto a "d".</text:span></text:p>
      <text:p text:style-name="P5"/>
      <text:p text:style-name="P2">a.2) <text:s text:c="3"/>En scala, se maneja muy similar la herencia de los métodos y atributos entre clases/subclases, la diferencia mas pronunciada con respecto a java (aparte de ser un lenguaje donde TODO es un objeto) es que la sobreescritura de metodos es posible a un nivel mas avanzado, ya que se puede modificar a tal manera que no tiene que respetar la firma de la superclase, como mencionamos en la pregunta anterior supongamos que tenemos un metodo que devuelve un tipo "d" en la superclase, y que desde la subclase queremos sobreescribirlo, esta sobreescritura puede ser de tal manera que si queremos, podemos modificar el tipo de lo que va a devolver el método y si seria posible que devolviera algo de un tipo distinto a "d"</text:p>
      <text:p text:style-name="P5"/>
      <text:p text:style-name="P2">a.3) <text:s text:c="3"/>el tipo de la lista vacia seria un tipo distinto a Nothing, ya que si estamos diciendo que NOTHING es subclase de todas las clases, en cuanto a la jerarquía, desde ListaA o ListaB no podría verse esta definición, ya que la herencia funciona de Padre a Hijo no al revés, por lo tanto el tipo de una lista vacia es lista vacia u otra cosa dependiendo del lenguaje, pero no un "nothing".</text:p>
      <text:p text:style-name="P5"/>
      <text:p text:style-name="P5"/>
      <text:p text:style-name="P2">b.1) en éste caso, teniendo en cuenta que B es subclase de A, la relacion de herencia se aplicaría en B -&gt; D, como D proviene de B, y B es subclase de A, por herencia D tambien es subclase de A. En la otra firma teniendo A -&gt; C, simplemente C estaria a nivel de B con respecto a A mas no compartirían nada entre ellos (B y C).</text:p>
      <text:p text:style-name="P5"/>
      <text:p text:style-name="P6">b.2) En éste caso, siendo A subclase de <text:s/>C, C seria la superclase tanto de A como de B, ya que en el enunciado tenemos que B es subclase de A, y la herencia se mantiene C-&gt;A-&gt;B, en el otro caso tenemos que D-&gt;B por lo que simplemente B tiene herencia multiple tanto de A como de D, pero no existe relación o no podemos saberla con esta firma, entre D y A o D y C. </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io De Abreu</meta:initial-creator>
    <meta:creation-date>2012-10-11T11:58:13</meta:creation-date>
    <dc:date>2012-12-06T17:18:47</dc:date>
    <dc:creator>Julio De Abreu</dc:creator>
    <meta:editing-duration>PT7H31M7S</meta:editing-duration>
    <meta:editing-cycles>3</meta:editing-cycles>
    <meta:generator>OpenOffice.org/3.3$Unix OpenOffice.org_project/330m20$Build-9567</meta:generator>
    <meta:document-statistic meta:table-count="0" meta:image-count="0" meta:object-count="0" meta:page-count="4" meta:paragraph-count="100" meta:word-count="721" meta:character-count="4370"/>
  </office:meta>
</office:document-meta>
</file>